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D" style:family="table-column">
      <style:table-column-properties style:column-width="6.8cm" style:rel-column-width="2621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  <style:text-properties officeooo:paragraph-rsid="000c6b19"/>
    </style:style>
    <style:style style:name="P5" style:family="paragraph" style:parent-style-name="Heading_20_2">
      <style:text-properties officeooo:rsid="000c6b19" officeooo:paragraph-rsid="000c6b19"/>
    </style:style>
    <style:style style:name="P6" style:family="paragraph" style:parent-style-name="Heading_20_3">
      <style:text-properties officeooo:paragraph-rsid="000c6b19"/>
    </style:style>
    <style:style style:name="P7" style:family="paragraph" style:parent-style-name="Table_20_Contents">
      <style:text-properties officeooo:rsid="000c6b19" officeooo:paragraph-rsid="000c6b19"/>
    </style:style>
    <style:style style:name="P8" style:family="paragraph" style:parent-style-name="Table_20_Contents">
      <style:text-properties fo:font-weight="bold" officeooo:rsid="000c6b19" officeooo:paragraph-rsid="000c6b19" style:font-weight-asian="bold" style:font-weight-complex="bold"/>
    </style:style>
    <style:style style:name="P9" style:family="paragraph" style:parent-style-name="Text_20_body">
      <style:text-properties officeooo:paragraph-rsid="000c6b19"/>
    </style:style>
    <style:style style:name="P10" style:family="paragraph" style:parent-style-name="Text_20_body">
      <style:text-properties officeooo:rsid="000c6b19" officeooo:paragraph-rsid="000c6b19"/>
    </style:style>
    <style:style style:name="P11" style:family="paragraph" style:parent-style-name="Text_20_body" style:list-style-name="L1">
      <style:text-properties officeooo:rsid="000c6b19" officeooo:paragraph-rsid="000c6b19"/>
    </style:style>
    <style:style style:name="P12" style:family="paragraph" style:parent-style-name="Text_20_body" style:list-style-name="L5">
      <style:text-properties officeooo:rsid="000c6b19" officeooo:paragraph-rsid="000c6b19"/>
    </style:style>
    <style:style style:name="P13" style:family="paragraph" style:parent-style-name="Text_20_body" style:list-style-name="L1"/>
    <style:style style:name="P14" style:family="paragraph" style:parent-style-name="Text_20_body">
      <style:text-properties officeooo:rsid="000d007c" officeooo:paragraph-rsid="000d007c"/>
    </style:style>
    <style:style style:name="P15" style:family="paragraph" style:parent-style-name="Text_20_body">
      <style:text-properties officeooo:rsid="000de90a" officeooo:paragraph-rsid="000de90a"/>
    </style:style>
    <style:style style:name="P16" style:family="paragraph" style:parent-style-name="Title">
      <style:text-properties officeooo:paragraph-rsid="000c6b19"/>
    </style:style>
    <style:style style:name="T1" style:family="text">
      <style:text-properties officeooo:rsid="000c6b19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105_2436293945" text:style-name="Index_20_Link" text:visited-style-name="Index_20_Link">1 Sternensysteme<text:tab/>2</text:a></text:p>
          <text:p text:style-name="P2"><text:a xlink:type="simple" xlink:href="#__RefHeading___Toc107_2436293945" text:style-name="Index_20_Link" text:visited-style-name="Index_20_Link">1.1 Elemente in Systemen<text:tab/>2</text:a></text:p>
          <text:p text:style-name="P2"><text:a xlink:type="simple" xlink:href="#__RefHeading___Toc109_2436293945" text:style-name="Index_20_Link" text:visited-style-name="Index_20_Link">1.2 Planeten<text:tab/>2</text:a></text:p>
          <text:p text:style-name="P3"><text:a xlink:type="simple" xlink:href="#__RefHeading___Toc111_2436293945" text:style-name="Index_20_Link" text:visited-style-name="Index_20_Link">Eigenschaften<text:tab/>2</text:a></text:p>
          <text:p text:style-name="P2"><text:a xlink:type="simple" xlink:href="#__RefHeading___Toc113_2436293945" text:style-name="Index_20_Link" text:visited-style-name="Index_20_Link">1.3 Gebäude<text:tab/>2</text:a></text:p>
        </text:index-body>
      </text:table-of-content>
      <text:p text:style-name="P16"><text:line-break/></text:p>
      <text:p text:style-name="P9"/>
      <text:p text:style-name="P9"/>
      <text:p text:style-name="P9"/>
      <text:h text:style-name="P4" text:outline-level="1"><text:bookmark-start text:name="__RefHeading___Toc105_2436293945"/><text:span text:style-name="T1">Sternensysteme</text:span><text:bookmark-end text:name="__RefHeading___Toc105_2436293945"/></text:h>
      <text:h text:style-name="Heading_20_2" text:outline-level="2"><text:bookmark-start text:name="__RefHeading___Toc107_2436293945"/>Elemente in Systemen<text:bookmark-end text:name="__RefHeading___Toc107_2436293945"/></text:h>
      <text:list xml:id="list587165255" text:style-name="L1">
        <text:list-item>
          <text:p text:style-name="P13">Planeten</text:p>
        </text:list-item>
        <text:list-item>
          <text:p text:style-name="P11">Weltraummonster</text:p>
        </text:list-item>
        <text:list-item>
          <text:p text:style-name="P11">Raumschiffe</text:p>
        </text:list-item>
        <text:list-item>
          <text:p text:style-name="P11">Gasriesen</text:p>
        </text:list-item>
      </text:list>
      <text:p text:style-name="P10"/>
      <text:h text:style-name="P5" text:outline-level="2"><text:bookmark-start text:name="__RefHeading___Toc109_2436293945"/>Planeten<text:bookmark-end text:name="__RefHeading___Toc109_2436293945"/></text:h>
      <text:h text:style-name="P6" text:outline-level="3"><text:bookmark-start text:name="__RefHeading___Toc111_2436293945"/><text:span text:style-name="T1">Eigenschaften</text:span><text:bookmark-end text:name="__RefHeading___Toc111_2436293945"/></text:h>
      <text:p text:style-name="P10"/>
      <text:list xml:id="list1788064441" text:style-name="L5">
        <text:list-item>
          <text:p text:style-name="P12">Population</text:p>
        </text:list-item>
        <text:list-item>
          <text:p text:style-name="P12">Ressources</text:p>
        </text:list-item>
        <text:list-item>
          <text:p text:style-name="P12">Food</text:p>
        </text:list-item>
        <text:list-item>
          <text:p text:style-name="P12">Research</text:p>
        </text:list-item>
        <text:list-item>
          <text:p text:style-name="P12">Reichtumsart</text:p>
        </text:list-item>
      </text:list>
      <text:p text:style-name="P10"/>
      <text:p text:style-name="P9"/>
      <text:p text:style-name="P10"><draw:frame draw:style-name="fr1" draw:name="Objekt1" text:anchor-type="as-char" svg:y="-0.619cm" svg:width="13.921cm" svg:height="0.998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8">Reichtumsart</text:p>
          </table:table-cell>
          <table:table-cell table:style-name="Tabelle2.A1" office:value-type="string">
            <text:p text:style-name="P8">Wert</text:p>
          </table:table-cell>
          <table:table-cell table:style-name="Tabelle2.C1" office:value-type="string">
            <text:p text:style-name="P8">Wahrscheinlichkeit</text:p>
          </table:table-cell>
        </table:table-row>
        <table:table-row>
          <table:table-cell table:style-name="Tabelle2.A2" office:value-type="string">
            <text:p text:style-name="P7">Sehr reich</text:p>
          </table:table-cell>
          <table:table-cell table:style-name="Tabelle2.A2" office:value-type="string">
            <text:p text:style-name="P7">5</text:p>
          </table:table-cell>
          <table:table-cell table:style-name="Tabelle2.C2" office:value-type="string">
            <text:p text:style-name="P7">0,1</text:p>
          </table:table-cell>
        </table:table-row>
        <table:table-row>
          <table:table-cell table:style-name="Tabelle2.A2" office:value-type="string">
            <text:p text:style-name="P7">reich</text:p>
          </table:table-cell>
          <table:table-cell table:style-name="Tabelle2.A2" office:value-type="string">
            <text:p text:style-name="P7">4</text:p>
          </table:table-cell>
          <table:table-cell table:style-name="Tabelle2.C2" office:value-type="string">
            <text:p text:style-name="P7">0,2</text:p>
          </table:table-cell>
        </table:table-row>
        <table:table-row>
          <table:table-cell table:style-name="Tabelle2.A2" office:value-type="string">
            <text:p text:style-name="P7">normal</text:p>
          </table:table-cell>
          <table:table-cell table:style-name="Tabelle2.A2" office:value-type="string">
            <text:p text:style-name="P7">3</text:p>
          </table:table-cell>
          <table:table-cell table:style-name="Tabelle2.C2" office:value-type="string">
            <text:p text:style-name="P7">0,4</text:p>
          </table:table-cell>
        </table:table-row>
        <table:table-row>
          <table:table-cell table:style-name="Tabelle2.A2" office:value-type="string">
            <text:p text:style-name="P7">arm</text:p>
          </table:table-cell>
          <table:table-cell table:style-name="Tabelle2.A2" office:value-type="string">
            <text:p text:style-name="P7">2</text:p>
          </table:table-cell>
          <table:table-cell table:style-name="Tabelle2.C2" office:value-type="string">
            <text:p text:style-name="P7">0,2</text:p>
          </table:table-cell>
        </table:table-row>
        <table:table-row>
          <table:table-cell table:style-name="Tabelle2.A2" office:value-type="string">
            <text:p text:style-name="P7">Sehr arm</text:p>
          </table:table-cell>
          <table:table-cell table:style-name="Tabelle2.A2" office:value-type="string">
            <text:p text:style-name="P7">1</text:p>
          </table:table-cell>
          <table:table-cell table:style-name="Tabelle2.C2" office:value-type="string">
            <text:p text:style-name="P7">0,1</text:p>
          </table:table-cell>
        </table:table-row>
      </table:table>
      <text:p text:style-name="P10"/>
      <text:p text:style-name="P10"/>
      <text:p text:style-name="P15"/>
      <text:h text:style-name="Heading_20_2" text:outline-level="2"><text:bookmark-start text:name="__RefHeading___Toc113_2436293945"/><text:soft-page-break/>Gebäude<text:bookmark-end text:name="__RefHeading___Toc113_2436293945"/></text:h>
      <text:p text:style-name="Text_20_body"/>
      <text:p text:style-name="P10">Welche Kosten müssen zum Bau von Gebäuden bezahlt werden?</text:p>
      <text:p text:style-name="P10">Ein Planet produziert Ressourcen und diese können eingesetzt werden um Gebäude zu bauen. </text:p>
      <text:p text:style-name="Text_20_body"/>
      <text:p text:style-name="Text_20_body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7">Name</text:p>
          </table:table-cell>
          <table:table-cell table:style-name="Tabelle1.A1" office:value-type="string">
            <text:p text:style-name="P7">Baukosten</text:p>
          </table:table-cell>
          <table:table-cell table:style-name="Tabelle1.A1" office:value-type="string">
            <text:p text:style-name="P7">Betriebskosten</text:p>
          </table:table-cell>
          <table:table-cell table:style-name="Tabelle1.D1" office:value-type="string">
            <text:p text:style-name="P7">Beschreibung</text:p>
          </table:table-cell>
        </table:table-row>
        <table:table-row>
          <table:table-cell table:style-name="Tabelle1.A2" office:value-type="string">
            <text:p text:style-name="P7">Farm</text:p>
          </table:table-cell>
          <table:table-cell table:style-name="Tabelle1.A2" office:value-type="string">
            <text:p text:style-name="P7">100</text:p>
          </table:table-cell>
          <table:table-cell table:style-name="Tabelle1.A2" office:value-type="string">
            <text:p text:style-name="P7">1</text:p>
          </table:table-cell>
          <table:table-cell table:style-name="Tabelle1.D2" office:value-type="string">
            <text:p text:style-name="P7">Produziert Nahrung, um das Wachstum an Bevölkerung zu erhöhen</text:p>
          </table:table-cell>
        </table:table-row>
        <table:table-row>
          <table:table-cell table:style-name="Tabelle1.A2" office:value-type="string">
            <text:p text:style-name="P7">Fabrik</text:p>
          </table:table-cell>
          <table:table-cell table:style-name="Tabelle1.A2" office:value-type="string">
            <text:p text:style-name="P7">200</text:p>
          </table:table-cell>
          <table:table-cell table:style-name="Tabelle1.A2" office:value-type="string">
            <text:p text:style-name="P7">2</text:p>
          </table:table-cell>
          <table:table-cell table:style-name="Tabelle1.D2" office:value-type="string">
            <text:p text:style-name="P7">Liefert zwei Produktion extra auf dem Planeten</text:p>
          </table:table-cell>
        </table:table-row>
        <table:table-row>
          <table:table-cell table:style-name="Tabelle1.A2" office:value-type="string">
            <text:p text:style-name="P7">Labor</text:p>
          </table:table-cell>
          <table:table-cell table:style-name="Tabelle1.A2" office:value-type="string">
            <text:p text:style-name="P7">300</text:p>
          </table:table-cell>
          <table:table-cell table:style-name="Tabelle1.A2" office:value-type="string">
            <text:p text:style-name="P7">3</text:p>
          </table:table-cell>
          <table:table-cell table:style-name="Tabelle1.D2" office:value-type="string">
            <text:p text:style-name="P7">Festerforschungsbonus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Text_20_body"/>
      <text:p text:style-name="P14"><draw:frame draw:style-name="fr1" draw:name="Objekt2" text:anchor-type="as-char" svg:y="-0.619cm" svg:width="5.154cm" svg:height="1.08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3T14:07:33.345637361</meta:creation-date>
    <dc:date>2020-08-23T19:25:35.279593058</dc:date>
    <meta:editing-duration>PT4H40M22S</meta:editing-duration>
    <meta:editing-cycles>1</meta:editing-cycles>
    <meta:document-statistic meta:table-count="2" meta:image-count="0" meta:object-count="2" meta:page-count="3" meta:paragraph-count="60" meta:word-count="119" meta:character-count="700" meta:non-whitespace-character-count="649"/>
    <meta:generator>LibreOffice/6.3.5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i mathvariant="italic">Res</mi>
      <mo stretchy="false">=</mo>
      <mrow>
        <mrow>
          <mo fence="true" stretchy="false">(</mo>
          <mrow>
            <mrow>
              <mrow>
                <mi mathvariant="italic">Einwohner</mi>
                <mo stretchy="false">∗</mo>
                <mi mathvariant="italic">Rassenboni</mi>
                <mo stretchy="false">∗</mo>
                <mi mathvariant="italic">Sonderressource</mi>
              </mrow>
              <mfrac>
                <mi mathvariant="italic">Reichtum</mi>
                <mn>10</mn>
              </mfrac>
            </mrow>
          </mrow>
          <mo fence="true" stretchy="false">)</mo>
        </mrow>
        <mo stretchy="false">+</mo>
        <mi mathvariant="italic">Festegebäudeboni</mi>
      </mrow>
    </mrow>
    <annotation encoding="StarMath 5.0">Res = ( Einwohner* Rassenboni * Sonderressource  {Reichtum} over {10} )  + Festegebäudeboni
</annotation>
  </semantics>
</math>
</file>

<file path=Object 2/content.xml><?xml version="1.0" encoding="utf-8"?>
<math xmlns="http://www.w3.org/1998/Math/MathML" display="block">
  <semantics>
    <mrow>
      <mi mathvariant="italic">Bauzeit</mi>
      <mo stretchy="false">=</mo>
      <mfrac>
        <mi mathvariant="italic">Baukosten</mi>
        <mrow>
          <mo fence="true" stretchy="false">(</mo>
          <mrow>
            <mrow>
              <msup>
                <mi mathvariant="normal">e</mi>
                <mi mathvariant="italic">Arbeiter</mi>
              </msup>
              <mo stretchy="false">+</mo>
              <mi mathvariant="italic">Gebäude</mi>
            </mrow>
          </mrow>
          <mo fence="true" stretchy="false">)</mo>
        </mrow>
      </mfrac>
    </mrow>
    <annotation encoding="StarMath 5.0">Bauzeit = Baukosten over (func e^{Arbeiter} + Gebäude)
</annotation>
  </semantics>
</math>
</file>